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6.13mm"/>
    </style:style>
    <style:style style:name="co2" style:family="table-column">
      <style:table-column-properties fo:break-before="auto" style:column-width="61.54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28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28.3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nput Query</text:p>
          </table:table-cell>
          <table:table-cell table:style-name="ce1" office:value-type="string" calcext:value-type="string">
            <text:p>Base Table Query</text:p>
          </table:table-cell>
          <table:table-cell table:style-name="ce1" office:value-type="string" calcext:value-type="string">
            <text:p>Output Query</text:p>
          </table:table-cell>
          <table:table-cell table:style-name="ce1" office:value-type="string" calcext:value-type="string">
            <text:p>Time taken (ms)</text:p>
          </table:table-cell>
          <table:table-cell/>
        </table:table-row>
        <table:table-row table:style-name="ro2">
          <table:table-cell office:value-type="string" calcext:value-type="string">
            <text:p>select p_brand, max(l_extendedprice), min(l_extendedprice),avg(l_extendedprice), sum(l_extendedprice), count(l_extendedprice) </text:p>
            <text:p>from LINEITEM, PART</text:p>
            <text:p>Where l_partkey = p_partkey and l_tax&gt;0.04  group by p_brand</text:p>
          </table:table-cell>
          <table:table-cell office:value-type="string" calcext:value-type="string">
            <text:p>select p_brand, l_extendedprice, l_tax </text:p>
            <text:p>From LINEITEM, PART where l_partkey = p_partkey</text:p>
          </table:table-cell>
          <table:table-cell office:value-type="string" calcext:value-type="string">
            <text:p>select p_brand, max(l_extendedprice), min(l_extendedprice),avg(l_extendedprice), sum(l_extendedprice), count(l_extendedprice) </text:p>
            <text:p>from LINEITEM, PART </text:p>
            <text:p>Where l_partkey = p_partkey and l_tax&gt;0.04 and l_tax &lt;= 0.08 group by p_brand</text:p>
          </table:table-cell>
          <table:table-cell table:style-name="ce2" office:value-type="float" office:value="5940" calcext:value-type="float">
            <text:p>5940</text:p>
          </table:table-cell>
          <table:table-cell table:style-name="ce2"/>
        </table:table-row>
        <table:table-row table:style-name="ro3">
          <table:table-cell office:value-type="string" calcext:value-type="string">
            <text:p>select l_suppkey, l_discount, max(l_orderkey), max(l_extendedprice) </text:p>
            <text:p>From LINEITEM group by l_suppkey, l_discount</text:p>
          </table:table-cell>
          <table:table-cell office:value-type="string" calcext:value-type="string">
            <text:p>select l_suppkey, l_discount, l_orderkey, l_extendedprice </text:p>
            <text:p>From LINEITEM</text:p>
          </table:table-cell>
          <table:table-cell/>
          <table:table-cell office:value-type="string" calcext:value-type="string">
            <text:p>took too long</text:p>
          </table:table-cell>
          <table:table-cell/>
        </table:table-row>
        <table:table-row table:style-name="ro4">
          <table:table-cell office:value-type="string" calcext:value-type="string">
            <text:p>select l_suppkey, max(l_extendedprice), sum(o_totalprice), avg(o_totalprice), min(o_totalprice), max(o_totalprice), count(o_totalprice) </text:p>
            <text:p>from LINEITEM, ORDERS</text:p>
            <text:p>Where l_orderkey = o_orderkey </text:p>
            <text:p>Group by l_suppkey</text:p>
          </table:table-cell>
          <table:table-cell office:value-type="string" calcext:value-type="string">
            <text:p>select l_suppkey, l_extendedprice, o_totalprice </text:p>
            <text:p>from LINEITEM, ORDERS </text:p>
            <text:p>Where l_orderkey = o_orderkey</text:p>
          </table:table-cell>
          <table:table-cell office:value-type="string" calcext:value-type="string">
            <text:p>select l_suppkey, max(l_extendedprice), sum(o_totalprice), avg(o_totalprice), min(o_totalprice), max(o_totalprice), count(o_totalprice) </text:p>
            <text:p>from LINEITEM, ORDERS </text:p>
            <text:p>Where l_orderkey = o_orderkey </text:p>
            <text:p>Group by l_suppkey</text:p>
          </table:table-cell>
          <table:table-cell office:value-type="float" office:value="279134" calcext:value-type="float">
            <text:p>279134</text:p>
          </table:table-cell>
          <table:table-cell/>
        </table:table-row>
        <table:table-row table:style-name="ro4">
          <table:table-cell office:value-type="string" calcext:value-type="string">
            <text:p>select o_shippriority, max(l_extendedprice), min(l_extendedprice),avg(l_extendedprice), sum(l_extendedprice), count(l_extendedprice) </text:p>
            <text:p>from LINEITEM, ORDERS </text:p>
            <text:p>Where l_orderkey = o_orderkey </text:p>
            <text:p>Group by o_shippriority</text:p>
          </table:table-cell>
          <table:table-cell office:value-type="string" calcext:value-type="string">
            <text:p>select o_shippriority, l_extendedprice from LINEITEM, ORDERS </text:p>
            <text:p>Where l_orderkey = o_orderkey</text:p>
          </table:table-cell>
          <table:table-cell office:value-type="string" calcext:value-type="string">
            <text:p>select o_shippriority, max(l_extendedprice), min(l_extendedprice),avg(l_extendedprice), sum(l_extendedprice), count(l_extendedprice) </text:p>
            <text:p>from LINEITEM, ORDERS </text:p>
            <text:p>Where l_orderkey = o_orderkey </text:p>
            <text:p>Group by o_shippriority</text:p>
          </table:table-cell>
          <table:table-cell office:value-type="float" office:value="1746" calcext:value-type="float">
            <text:p>1746</text:p>
          </table:table-cell>
          <table:table-cell/>
        </table:table-row>
        <table:table-row table:style-name="ro2">
          <table:table-cell office:value-type="string" calcext:value-type="string">
            <text:p>select l_linenumber, max(l_extendedprice), min(l_extendedprice),avg(l_extendedprice), sum(l_extendedprice), count(l_extendedprice) </text:p>
            <text:p>from LINEITEM </text:p>
            <text:p>Where l_suppkey &gt; 100 and l_suppkey &lt; 900 </text:p>
            <text:p>Group by l_linenumber </text:p>
          </table:table-cell>
          <table:table-cell office:value-type="string" calcext:value-type="string">
            <text:p>select l_linenumber, l_extendedprice, l_suppkey</text:p>
            <text:p>From LINEITEM</text:p>
          </table:table-cell>
          <table:table-cell office:value-type="string" calcext:value-type="string">
            <text:p>select l_linenumber, max(l_extendedprice), min(l_extendedprice),avg(l_extendedprice), sum(l_extendedprice), count(l_extendedprice) </text:p>
            <text:p>from LINEITEM </text:p>
            <text:p>Where l_suppkey &gt; 100 and l_suppkey &lt; 900 </text:p>
            <text:p>Group by l_linenumber</text:p>
          </table:table-cell>
          <table:table-cell office:value-type="float" office:value="7242" calcext:value-type="float">
            <text:p>7242</text:p>
          </table:table-cell>
          <table:table-cell/>
        </table:table-row>
        <table:table-row table:style-name="ro2">
          <table:table-cell office:value-type="string" calcext:value-type="string">
            <text:p>select l_linenumber, max(l_extendedprice), min(l_extendedprice),avg(l_extendedprice), sum(l_extendedprice), count(l_extendedprice) </text:p>
            <text:p>from LINEITEM, PART </text:p>
            <text:p>Where l_partkey = p_partkey and p_size &gt; 24 and p_size &lt; 48 </text:p>
            <text:p>Group by l_linenumber </text:p>
          </table:table-cell>
          <table:table-cell office:value-type="string" calcext:value-type="string">
            <text:p>select l_linenumber,l_extendedprice, p_size </text:p>
            <text:p>from LINEITEM, PART </text:p>
            <text:p>Where l_partkey = p_partkey</text:p>
          </table:table-cell>
          <table:table-cell office:value-type="string" calcext:value-type="string">
            <text:p>select l_linenumber, max(l_extendedprice), min(l_extendedprice),avg(l_extendedprice), sum(l_extendedprice), count(l_extendedprice) </text:p>
            <text:p>from LINEITEM, PART </text:p>
            <text:p>where l_partkey = p_partkey and p_size &gt; 24 and p_size &lt; 48 </text:p>
            <text:p>Group by l_linenumber</text:p>
          </table:table-cell>
          <table:table-cell office:value-type="float" office:value="4467" calcext:value-type="float">
            <text:p>4467</text:p>
          </table:table-cell>
          <table:table-cell/>
        </table:table-row>
        <table:table-row table:style-name="ro5">
          <table:table-cell office:value-type="string" calcext:value-type="string">
            <text:p>select l_shipmode, sum(l_quantity) </text:p>
            <text:p>from LINEITEM </text:p>
            <text:p>Group by l_shipmode</text:p>
          </table:table-cell>
          <table:table-cell office:value-type="string" calcext:value-type="string">
            <text:p>select l_shipmode, l_quantity from LINEITEM</text:p>
          </table:table-cell>
          <table:table-cell office:value-type="string" calcext:value-type="string">
            <text:p>select l_shipmode, sum(l_quantity) from LINEITEM group by l_shipmode</text:p>
          </table:table-cell>
          <table:table-cell office:value-type="float" office:value="2558" calcext:value-type="float">
            <text:p>2558</text:p>
          </table:table-cell>
          <table:table-cell/>
        </table:table-row>
        <table:table-row table:style-name="ro6">
          <table:table-cell office:value-type="string" calcext:value-type="string">
            <text:p>select l_linenumber, l_tax, sum(l_quantity) </text:p>
            <text:p>from LINEITEM </text:p>
            <text:p>Where l_quantity &gt; 10 </text:p>
            <text:p>Group by l_linenumber, l_tax</text:p>
          </table:table-cell>
          <table:table-cell office:value-type="string" calcext:value-type="string">
            <text:p><text:s/>select l_linenumber, l_tax, l_quantity from LINEITEM</text:p>
          </table:table-cell>
          <table:table-cell office:value-type="string" calcext:value-type="string">
            <text:p>select l_linenumber, l_tax, sum(l_quantity) from LINEITEM </text:p>
            <text:p>Where l_quantity &gt; 10 and l_quantity &lt;= 50 group by l_linenumber, l_tax</text:p>
          </table:table-cell>
          <table:table-cell office:value-type="float" office:value="5087" calcext:value-type="float">
            <text:p>5087</text:p>
          </table:table-cell>
          <table:table-cell/>
        </table:table-row>
        <table:table-row table:style-name="ro7">
          <table:table-cell office:value-type="string" calcext:value-type="string">
            <text:p>select l_linestatus, sum(l_discount) </text:p>
            <text:p>from LINEITEM </text:p>
            <text:p>Where l_tax &gt; 0.01 and l_tax &lt; 0.04 and l_discount &gt; 0.03 group by l_linestatus</text:p>
          </table:table-cell>
          <table:table-cell office:value-type="string" calcext:value-type="string">
            <text:p>select l_linestatus, l_discount, l_tax from LINEITEM</text:p>
          </table:table-cell>
          <table:table-cell office:value-type="string" calcext:value-type="string">
            <text:p>select l_linestatus, sum(l_discount) </text:p>
            <text:p>from LINEITEM </text:p>
            <text:p>Where l_tax &gt;=0.02 and l_tax &lt;= 0.03 and l_discount &gt;= 0.04 and l_discount &lt;= 0.10 group by l_linestatus</text:p>
          </table:table-cell>
          <table:table-cell office:value-type="float" office:value="3563" calcext:value-type="float">
            <text:p>3563</text:p>
          </table:table-cell>
          <table:table-cell/>
        </table:table-row>
        <table:table-row table:style-name="ro6">
          <table:table-cell office:value-type="string" calcext:value-type="string">
            <text:p>select l_tax, max(l_extendedprice)  </text:p>
            <text:p>from LINEITEM </text:p>
            <text:p>where l_quantity &gt; 9 and l_quantity &lt; 49 </text:p>
            <text:p>Group by l_tax </text:p>
          </table:table-cell>
          <table:table-cell office:value-type="string" calcext:value-type="string">
            <text:p>select l_tax, l_extendedprice, l_quantity </text:p>
            <text:p>From LINEITEM</text:p>
          </table:table-cell>
          <table:table-cell office:value-type="string" calcext:value-type="string">
            <text:p>select l_tax, max(l_extendedprice)  </text:p>
            <text:p>From LINEITEM </text:p>
            <text:p>where l_quantity &gt; 1 and l_quantity &lt; 49 group by l_tax</text:p>
          </table:table-cell>
          <table:table-cell office:value-type="float" office:value="4765" calcext:value-type="float">
            <text:p>4765</text:p>
          </table:table-cell>
          <table:table-cell/>
        </table:table-row>
        <table:table-row table:style-name="ro6">
          <table:table-cell office:value-type="string" calcext:value-type="string">
            <text:p>select l_linenumber, avg(l_extendedprice)  </text:p>
            <text:p>from LINEITEM </text:p>
            <text:p>where l_tax &gt; 0.04 </text:p>
            <text:p>Group by l_linenumber</text:p>
          </table:table-cell>
          <table:table-cell office:value-type="string" calcext:value-type="string">
            <text:p>select l_linenumber, l_extendedprice, l_tax </text:p>
            <text:p>From LINEITEM</text:p>
          </table:table-cell>
          <table:table-cell office:value-type="string" calcext:value-type="string">
            <text:p>select l_linenumber, sum(l_extendedprice)  from LINEITEM </text:p>
            <text:p>Group by l_linenumber (incorrect query)</text:p>
          </table:table-cell>
          <table:table-cell office:value-type="float" office:value="3089" calcext:value-type="float">
            <text:p>3089</text:p>
          </table:table-cell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8:32:03.589423866</meta:creation-date>
    <dc:date>2020-09-02T19:30:53.911370667</dc:date>
    <meta:editing-duration>PT56S</meta:editing-duration>
    <meta:editing-cycles>1</meta:editing-cycles>
    <meta:document-statistic meta:table-count="1" meta:cell-count="47" meta:object-count="0"/>
    <meta:generator>LibreOffice/6.0.7.3$Linux_X86_64 LibreOffice_project/00m0$Build-3</meta:generator>
  </office:meta>
</office:document-meta>
</file>